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OverrideConfigurer.hasPropertyOverridesFor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OverrideConfigurer.setBeanNameSeparator( String beanNameSe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OverrideConfigurer.setIgnoreInvalidKeys( boolean ignoreInvalidKey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OverrideConfigurer.applyPropertyValue( ConfigurableListableBeanFactory factory , String beanName , String property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pertyOverrideConfigurer.processProperties( ConfigurableListableBeanFactory beanFactory , Properties prop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ropertyOverrideConfigurer.processKey( ConfigurableListableBeanFactory factory , String key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